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8.A" style:family="table-column">
      <style:table-column-properties style:column-width="17cm" style:rel-column-width="65535*"/>
    </style:style>
    <style:style style:name="Tabla38.1" style:family="table-row">
      <style:table-row-properties fo:keep-together="auto"/>
    </style:style>
    <style:style style:name="Tabla38.A1" style:family="table-cell">
      <style:table-cell-properties fo:background-color="#dddddd" fo:padding="0.097cm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a4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2.A" style:family="table-column">
      <style:table-column-properties style:column-width="17cm" style:rel-column-width="65535*"/>
    </style:style>
    <style:style style:name="Tabla42.1" style:family="table-row">
      <style:table-row-properties fo:keep-together="auto"/>
    </style:style>
    <style:style style:name="Tabla42.A1" style:family="table-cell">
      <style:table-cell-properties fo:background-color="#dddddd" fo:padding="0.097cm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a4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3.A" style:family="table-column">
      <style:table-column-properties style:column-width="17cm" style:rel-column-width="65535*"/>
    </style:style>
    <style:style style:name="Tabla43.1" style:family="table-row">
      <style:table-row-properties fo:keep-together="auto"/>
    </style:style>
    <style:style style:name="Tabla43.A1" style:family="table-cell">
      <style:table-cell-properties fo:background-color="#dddddd" fo:padding="0.097cm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a4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8.A" style:family="table-column">
      <style:table-column-properties style:column-width="17cm" style:rel-column-width="65535*"/>
    </style:style>
    <style:style style:name="Tabla48.1" style:family="table-row">
      <style:table-row-properties fo:keep-together="auto"/>
    </style:style>
    <style:style style:name="Tabla48.A1" style:family="table-cell">
      <style:table-cell-properties fo:background-color="#dddddd" fo:padding="0.097cm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P1" style:family="paragraph" style:parent-style-name="Standard">
      <style:paragraph-properties fo:line-height="115%"/>
      <style:text-properties fo:font-size="12pt" style:text-underline-style="none" fo:font-weight="normal" officeooo:rsid="00b61d60" officeooo:paragraph-rsid="00036e6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15%"/>
      <style:text-properties fo:font-size="12pt" style:text-underline-style="none" fo:font-weight="normal" officeooo:rsid="00b81c12" officeooo:paragraph-rsid="00036e66" style:font-size-asian="12pt" style:font-weight-asian="normal" style:font-size-complex="12pt" style:font-weight-complex="normal"/>
    </style:style>
    <style:style style:name="P3" style:family="paragraph" style:parent-style-name="Standard" style:list-style-name="L39">
      <style:paragraph-properties fo:line-height="115%"/>
      <style:text-properties fo:font-size="12pt" style:text-underline-style="none" fo:font-weight="normal" officeooo:rsid="001dbb3d" officeooo:paragraph-rsid="00036e6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15%"/>
      <style:text-properties fo:font-size="12pt" style:text-underline-style="none" fo:font-weight="normal" officeooo:rsid="00b827f0" officeooo:paragraph-rsid="00036e6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/>
      <style:text-properties fo:font-size="12pt" style:text-underline-style="none" fo:font-weight="normal" officeooo:rsid="0057deac" officeooo:paragraph-rsid="00036e66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57deac" officeooo:paragraph-rsid="00036e6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/>
      <style:text-properties fo:font-size="12pt" style:text-underline-style="none" fo:font-weight="normal" officeooo:rsid="008cfbf3" officeooo:paragraph-rsid="00036e6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15%"/>
      <style:text-properties fo:font-size="12pt" style:text-underline-style="none" fo:font-weight="normal" officeooo:rsid="009014d5" officeooo:paragraph-rsid="00036e66" style:font-size-asian="12pt" style:font-weight-asian="normal" style:font-size-complex="12pt" style:font-weight-complex="normal"/>
    </style:style>
    <style:style style:name="P9" style:family="paragraph" style:parent-style-name="Standard" style:list-style-name="L42">
      <style:paragraph-properties fo:line-height="115%"/>
      <style:text-properties fo:font-size="12pt" style:text-underline-style="none" fo:font-weight="normal" officeooo:rsid="009014d5" officeooo:paragraph-rsid="0003759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15%"/>
      <style:text-properties fo:font-size="12pt" style:text-underline-style="none" fo:font-weight="normal" officeooo:rsid="009014d5" officeooo:paragraph-rsid="0003759d" style:font-size-asian="12pt" style:font-weight-asian="normal" style:font-size-complex="12pt" style:font-weight-complex="normal"/>
    </style:style>
    <style:style style:name="P11" style:family="paragraph" style:parent-style-name="Standard" style:list-style-name="L43">
      <style:paragraph-properties fo:line-height="115%"/>
      <style:text-properties fo:font-size="12pt" style:text-underline-style="none" fo:font-weight="normal" officeooo:rsid="009014d5" officeooo:paragraph-rsid="0003759d" style:font-size-asian="12pt" style:font-weight-asian="normal" style:font-size-complex="12pt" style:font-weight-complex="normal"/>
    </style:style>
    <style:style style:name="P12" style:family="paragraph" style:parent-style-name="Standard" style:list-style-name="L44">
      <style:paragraph-properties fo:line-height="115%"/>
      <style:text-properties fo:font-size="12pt" style:text-underline-style="none" fo:font-weight="normal" officeooo:rsid="009014d5" officeooo:paragraph-rsid="0003759d" style:font-size-asian="12pt" style:font-weight-asian="normal" style:font-size-complex="12pt" style:font-weight-complex="normal"/>
    </style:style>
    <style:style style:name="P13" style:family="paragraph" style:parent-style-name="Standard" style:list-style-name="L50">
      <style:paragraph-properties fo:line-height="115%"/>
      <style:text-properties fo:font-size="12pt" style:text-underline-style="none" fo:font-weight="normal" officeooo:rsid="009014d5" officeooo:paragraph-rsid="00049b3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/>
      <style:text-properties fo:font-size="12pt" style:text-underline-style="none" fo:font-weight="normal" officeooo:rsid="0090b378" officeooo:paragraph-rsid="00036e6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/>
      <style:text-properties fo:font-size="12pt" style:text-underline-style="none" fo:font-weight="normal" officeooo:rsid="0095ff72" officeooo:paragraph-rsid="00036e6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fo:font-size="12pt" style:text-underline-style="none" fo:font-weight="normal" officeooo:rsid="009b6c59" officeooo:paragraph-rsid="00036e6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15%"/>
      <style:text-properties fo:font-size="12pt" style:text-underline-style="none" fo:font-weight="normal" officeooo:rsid="009e7aa7" officeooo:paragraph-rsid="00036e66" style:font-size-asian="12pt" style:font-weight-asian="normal" style:font-size-complex="12pt" style:font-weight-complex="normal"/>
    </style:style>
    <style:style style:name="P18" style:family="paragraph" style:parent-style-name="Standard" style:list-style-name="L29">
      <style:paragraph-properties fo:line-height="115%"/>
      <style:text-properties fo:font-size="12pt" style:text-underline-style="none" fo:font-weight="normal" officeooo:rsid="009ed2b5" officeooo:paragraph-rsid="00036e66" style:font-size-asian="12pt" style:font-weight-asian="normal" style:font-size-complex="12pt" style:font-weight-complex="normal"/>
    </style:style>
    <style:style style:name="P19" style:family="paragraph" style:parent-style-name="Standard" style:list-style-name="L32">
      <style:paragraph-properties fo:line-height="115%"/>
      <style:text-properties fo:font-size="12pt" style:text-underline-style="none" fo:font-weight="normal" officeooo:rsid="009ed2b5" officeooo:paragraph-rsid="00036e6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/>
      <style:text-properties fo:font-size="12pt" style:text-underline-style="none" fo:font-weight="normal" officeooo:rsid="0016b47c" officeooo:paragraph-rsid="00036e6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/>
      <style:text-properties fo:font-size="12pt" style:text-underline-style="none" fo:font-weight="normal" officeooo:rsid="00a06f6b" officeooo:paragraph-rsid="00036e6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15%"/>
      <style:text-properties fo:font-size="12pt" style:text-underline-style="none" fo:font-weight="normal" officeooo:rsid="00a2fc6c" officeooo:paragraph-rsid="00036e66" style:font-size-asian="12pt" style:font-weight-asian="normal" style:font-size-complex="12pt" style:font-weight-complex="normal"/>
    </style:style>
    <style:style style:name="P23" style:family="paragraph" style:parent-style-name="Standard" style:list-style-name="L31">
      <style:paragraph-properties fo:line-height="115%"/>
      <style:text-properties fo:font-size="12pt" style:text-underline-style="none" fo:font-weight="normal" officeooo:rsid="00a2fc6c" officeooo:paragraph-rsid="00036e6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15%"/>
      <style:text-properties fo:font-size="12pt" style:text-underline-style="none" fo:font-weight="normal" officeooo:rsid="00ac08fe" officeooo:paragraph-rsid="00036e6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15%"/>
      <style:text-properties fo:font-size="12pt" style:text-underline-style="none" fo:font-weight="normal" officeooo:rsid="00ac08fe" officeooo:paragraph-rsid="00049b3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15%"/>
      <style:text-properties fo:font-size="12pt" style:text-underline-style="none" fo:font-weight="normal" officeooo:rsid="001d716b" officeooo:paragraph-rsid="00036e6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15%"/>
      <style:text-properties fo:font-size="12pt" style:text-underline-style="none" fo:font-weight="normal" officeooo:rsid="0003759d" officeooo:paragraph-rsid="0003759d" style:font-size-asian="12pt" style:font-weight-asian="normal" style:font-size-complex="12pt" style:font-weight-complex="normal"/>
    </style:style>
    <style:style style:name="P28" style:family="paragraph" style:parent-style-name="Standard" style:list-style-name="L46">
      <style:paragraph-properties fo:line-height="115%"/>
      <style:text-properties fo:font-size="12pt" style:text-underline-style="none" fo:font-weight="normal" officeooo:rsid="00049b35" officeooo:paragraph-rsid="00049b3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15%"/>
      <style:text-properties fo:font-size="12pt" style:text-underline-style="none" fo:font-weight="normal" officeooo:rsid="00049b35" officeooo:paragraph-rsid="00049b35" style:font-size-asian="12pt" style:font-weight-asian="normal" style:font-size-complex="12pt" style:font-weight-complex="normal"/>
    </style:style>
    <style:style style:name="P30" style:family="paragraph" style:parent-style-name="Standard" style:list-style-name="L47">
      <style:paragraph-properties fo:line-height="115%"/>
      <style:text-properties fo:font-size="12pt" style:text-underline-style="none" fo:font-weight="normal" officeooo:rsid="00049b35" officeooo:paragraph-rsid="00049b3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/>
      <style:text-properties fo:font-size="12pt" style:text-underline-style="none" officeooo:rsid="0003759d" officeooo:paragraph-rsid="0003759d" style:font-size-asian="12pt" style:font-size-complex="12pt"/>
    </style:style>
    <style:style style:name="P32" style:family="paragraph" style:parent-style-name="Standard">
      <style:paragraph-properties fo:line-height="115%"/>
      <style:text-properties fo:font-size="12pt" style:text-underline-style="none" officeooo:rsid="0003759d" officeooo:paragraph-rsid="00036e66" style:font-size-asian="12pt" style:font-size-complex="12pt"/>
    </style:style>
    <style:style style:name="P33" style:family="paragraph" style:parent-style-name="Standard" style:list-style-name="L41">
      <style:paragraph-properties fo:line-height="115%"/>
      <style:text-properties fo:font-size="12pt" style:text-underline-style="none" officeooo:rsid="0057deac" officeooo:paragraph-rsid="0003759d" style:font-size-asian="12pt" style:font-size-complex="12pt"/>
    </style:style>
    <style:style style:name="P34" style:family="paragraph" style:parent-style-name="Standard">
      <style:paragraph-properties fo:line-height="115%"/>
      <style:text-properties fo:font-size="12pt" style:text-underline-style="none" fo:font-weight="bold" officeooo:rsid="009b6c59" officeooo:paragraph-rsid="00036e66" style:font-size-asian="12pt" style:font-weight-asian="bold" style:font-size-complex="12pt" style:font-weight-complex="bold"/>
    </style:style>
    <style:style style:name="P35" style:family="paragraph" style:parent-style-name="Standard" style:list-style-name="L40">
      <style:paragraph-properties fo:line-height="115%"/>
      <style:text-properties fo:font-size="12pt" officeooo:paragraph-rsid="0003759d" style:font-size-asian="12pt" style:font-size-complex="12pt"/>
    </style:style>
    <style:style style:name="P36" style:family="paragraph" style:parent-style-name="Standard">
      <style:text-properties fo:font-size="12pt" officeooo:rsid="0016b47c" officeooo:paragraph-rsid="00036e66" style:font-size-asian="12pt" style:font-size-complex="12pt"/>
    </style:style>
    <style:style style:name="P37" style:family="paragraph" style:parent-style-name="Standard">
      <style:text-properties fo:font-size="12pt" officeooo:rsid="001ab309" officeooo:paragraph-rsid="00036e66" style:font-size-asian="12pt" style:font-size-complex="12pt"/>
    </style:style>
    <style:style style:name="P38" style:family="paragraph" style:parent-style-name="Standard" style:list-style-name="L37">
      <style:text-properties fo:font-size="12pt" officeooo:rsid="00b81c12" officeooo:paragraph-rsid="00036e66" style:font-size-asian="12pt" style:font-size-complex="12pt"/>
    </style:style>
    <style:style style:name="P39" style:family="paragraph" style:parent-style-name="Standard">
      <style:text-properties fo:font-size="12pt" officeooo:rsid="00b81c12" officeooo:paragraph-rsid="00036e66" style:font-size-asian="12pt" style:font-size-complex="12pt"/>
    </style:style>
    <style:style style:name="P40" style:family="paragraph" style:parent-style-name="Standard" style:list-style-name="L38">
      <style:text-properties fo:font-size="12pt" officeooo:rsid="001c1f2e" officeooo:paragraph-rsid="00036e66" style:font-size-asian="12pt" style:font-size-complex="12pt"/>
    </style:style>
    <style:style style:name="P41" style:family="paragraph" style:parent-style-name="Standard">
      <style:text-properties fo:font-size="12pt" officeooo:rsid="001d716b" officeooo:paragraph-rsid="00036e66" style:font-size-asian="12pt" style:font-size-complex="12pt"/>
    </style:style>
    <style:style style:name="P42" style:family="paragraph" style:parent-style-name="Standard">
      <style:text-properties fo:font-size="12pt" officeooo:rsid="00b827f0" officeooo:paragraph-rsid="00036e66" style:font-size-asian="12pt" style:font-size-complex="12pt"/>
    </style:style>
    <style:style style:name="P43" style:family="paragraph" style:parent-style-name="Standard">
      <style:text-properties fo:font-size="12pt" officeooo:rsid="00049b35" officeooo:paragraph-rsid="00049b35" style:font-size-asian="12pt" style:font-size-complex="12pt"/>
    </style:style>
    <style:style style:name="P44" style:family="paragraph" style:parent-style-name="Standard" style:list-style-name="L49">
      <style:paragraph-properties fo:line-height="115%"/>
      <style:text-properties fo:font-size="12pt" fo:font-weight="normal" officeooo:paragraph-rsid="00049b35" style:font-size-asian="12pt" style:font-weight-asian="normal" style:font-size-complex="12pt" style:font-weight-complex="normal"/>
    </style:style>
    <style:style style:name="P45" style:family="paragraph" style:parent-style-name="Standard" style:list-style-name="L45">
      <style:paragraph-properties fo:line-height="115%"/>
      <style:text-properties officeooo:paragraph-rsid="00049b35"/>
    </style:style>
    <style:style style:name="P46" style:family="paragraph" style:parent-style-name="Standard" style:list-style-name="L48">
      <style:paragraph-properties fo:line-height="115%"/>
      <style:text-properties officeooo:paragraph-rsid="00036e66"/>
    </style:style>
    <style:style style:name="P47" style:family="paragraph" style:parent-style-name="Standard" style:list-style-name="L49">
      <style:paragraph-properties fo:line-height="115%"/>
      <style:text-properties fo:font-weight="normal" officeooo:paragraph-rsid="00049b35" style:font-weight-asian="normal" style:font-weight-complex="normal"/>
    </style:style>
    <style:style style:name="P48" style:family="paragraph" style:parent-style-name="Standard" style:list-style-name="L49">
      <style:paragraph-properties fo:line-height="115%"/>
      <style:text-properties fo:font-weight="normal" officeooo:rsid="00049b35" officeooo:paragraph-rsid="00049b35" style:font-weight-asian="normal" style:font-weight-complex="normal"/>
    </style:style>
    <style:style style:name="T1" style:family="text">
      <style:text-properties officeooo:rsid="0090b378"/>
    </style:style>
    <style:style style:name="T2" style:family="text">
      <style:text-properties officeooo:rsid="00996366"/>
    </style:style>
    <style:style style:name="T3" style:family="text">
      <style:text-properties officeooo:rsid="009880f6"/>
    </style:style>
    <style:style style:name="T4" style:family="text">
      <style:text-properties officeooo:rsid="00975a31"/>
    </style:style>
    <style:style style:name="T5" style:family="text">
      <style:text-properties officeooo:rsid="009cc9cf"/>
    </style:style>
    <style:style style:name="T6" style:family="text">
      <style:text-properties fo:font-size="12pt" style:text-underline-style="none" fo:font-weight="normal" officeooo:rsid="009e7aa7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049b35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a06f6b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b3c96d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12pt" style:text-underline-style="none" officeooo:rsid="009cc9cf" style:font-size-asian="12pt" style:font-size-complex="12pt"/>
    </style:style>
    <style:style style:name="T12" style:family="text">
      <style:text-properties officeooo:rsid="00b81c12"/>
    </style:style>
    <style:style style:name="T1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57deac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style:text-underline-style="none" officeooo:rsid="00ac08fe"/>
    </style:style>
    <style:style style:name="T15" style:family="text">
      <style:text-properties officeooo:rsid="00049b35"/>
    </style:style>
    <style:style style:name="T16" style:family="text">
      <style:text-properties officeooo:rsid="00b61d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7cm" fo:text-indent="-0.635cm" fo:margin-left="1.4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22cm" fo:text-indent="-0.635cm" fo:margin-left="2.1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7cm" fo:text-indent="-0.635cm" fo:margin-left="2.7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92cm" fo:text-indent="-0.635cm" fo:margin-left="3.3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7cm" fo:text-indent="-0.635cm" fo:margin-left="4.0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62cm" fo:text-indent="-0.635cm" fo:margin-left="4.6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7cm" fo:text-indent="-0.635cm" fo:margin-left="5.2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32cm" fo:text-indent="-0.635cm" fo:margin-left="5.9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7cm" fo:text-indent="-0.635cm" fo:margin-left="6.5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02cm" fo:text-indent="-0.635cm" fo:margin-left="7.202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7cm" fo:text-indent="-0.635cm" fo:margin-left="1.4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22cm" fo:text-indent="-0.635cm" fo:margin-left="2.1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7cm" fo:text-indent="-0.635cm" fo:margin-left="2.7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92cm" fo:text-indent="-0.635cm" fo:margin-left="3.3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7cm" fo:text-indent="-0.635cm" fo:margin-left="4.0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62cm" fo:text-indent="-0.635cm" fo:margin-left="4.6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7cm" fo:text-indent="-0.635cm" fo:margin-left="5.2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32cm" fo:text-indent="-0.635cm" fo:margin-left="5.9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7cm" fo:text-indent="-0.635cm" fo:margin-left="6.5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02cm" fo:text-indent="-0.635cm" fo:margin-left="7.202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31">1. Descargar imagen debian</text:p>
      <text:list xml:id="list1088725387780997187" text:style-name="L40">
        <text:list-item>
          <text:p text:style-name="P35"><text:span text:style-name="T13">docker pull debian:jessie</text:span></text:p>
        </text:list-item>
      </text:list>
      <text:p text:style-name="P32"/>
      <text:p text:style-name="P31">2. Arrancar un contenedor:</text:p>
      <text:list xml:id="list6278083706709531217" text:style-name="L41">
        <text:list-item>
          <text:p text:style-name="P33">docker run -it --name maq1 debian:jessie /bin/bash</text:p>
        </text:list-item>
      </text:list>
      <text:p text:style-name="P7"/>
      <text:p text:style-name="P27">3. Desplegar servicio</text:p>
      <text:list xml:id="list6282474298991130446" text:style-name="L42">
        <text:list-item>
          <text:p text:style-name="P9">docker run -it -p 81:80 <text:s/>--name <text:span text:style-name="T1">maq1 debian:jessie</text:span> /bin/bash</text:p>
        </text:list-item>
      </text:list>
      <text:p text:style-name="P10"/>
      <text:p text:style-name="P27">4. Crear imagen</text:p>
      <text:list xml:id="list5971048504279109165" text:style-name="L43">
        <text:list-item>
          <text:p text:style-name="P11">docker commit -m "Imagen nginx" -a "Dani Bascon" maq1 nginx</text:p>
        </text:list-item>
      </text:list>
      <text:p text:style-name="P14"/>
      <text:p text:style-name="P27">5. Demonio</text:p>
      <text:list xml:id="list4040380847528214457" text:style-name="L44">
        <text:list-item>
          <text:p text:style-name="P12">docker run -<text:span text:style-name="T2">d</text:span> -p 8<text:span text:style-name="T3">2</text:span>:80 <text:s/>--name <text:span text:style-name="T1">maq2 nginx</text:span> <text:span text:style-name="T4">nginx -g 'daemon off;</text:span></text:p>
        </text:list-item>
      </text:list>
      <text:p text:style-name="P8"/>
      <text:p text:style-name="P15"/>
      <text:p text:style-name="P27">6.Dockerfile</text:p>
      <text:p text:style-name="P5"/>
      <text:p text:style-name="P5"/>
      <text:p text:style-name="P34">Creación de Dockerfile</text:p>
      <text:p text:style-name="P15"/>
      <text:list xml:id="list1105583870556106326" text:style-name="L46">
        <text:list-item>
          <text:p text:style-name="P28">nano Dockerfile</text:p>
        </text:list-item>
      </text:list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8">root@ubuntu:/home/dani# <text:span text:style-name="T5">cat Dockerfile</text:span></text:p>
            <text:p text:style-name="P8"/>
            <text:p text:style-name="P16">FROM debian:jesie</text:p>
            <text:p text:style-name="P16">MAINTAINER Daniel Bascon Arenas "bascon1991@hotmail.es"</text:p>
            <text:p text:style-name="P16"/>
            <text:p text:style-name="P16">RUN \</text:p>
            <text:p text:style-name="P16"><text:s text:c="8"/>apt update &amp;&amp; \</text:p>
            <text:p text:style-name="P16"><text:s text:c="8"/>apt install -y apache2 </text:p>
            <text:p text:style-name="P16"/>
            <text:p text:style-name="P16">EXPOSE 80</text:p>
            <text:p text:style-name="P16">CMD apachectl -D FOREGROUND</text:p>
          </table:table-cell>
        </table:table-row>
      </table:table>
      <text:p text:style-name="P5"/>
      <text:p text:style-name="P5"/>
      <text:list xml:id="list7992964655000873536" text:style-name="L45">
        <text:list-item>
          <text:p text:style-name="P45"><text:span text:style-name="T6">docker build -t apache-prueba .</text:span></text:p>
        </text:list-item>
      </text:list>
      <text:p text:style-name="P5"/>
      <text:p text:style-name="P17"/>
      <text:p text:style-name="P5"/>
      <text:p text:style-name="P5"/>
      <text:p text:style-name="P5"><text:soft-page-break/></text:p>
      <text:p text:style-name="P29">7. Arranque de imagen del Dockerfile</text:p>
      <text:list xml:id="list7482679790789196126" text:style-name="L29">
        <text:list-item>
          <text:p text:style-name="P18"><text:s/>docker run -d -p 81:80 --name maq1 apache-prueb<text:span text:style-name="T15">a</text:span></text:p>
        </text:list-item>
      </text:list>
      <text:p text:style-name="P5"/>
      <text:p text:style-name="P5"/>
      <text:p text:style-name="P16"><text:span text:style-name="T15">8. </text:span>Creación de contenedor con variables</text:p>
      <text:list xml:id="list2180529918066464452" text:style-name="L47">
        <text:list-item>
          <text:p text:style-name="P30">nano Dockerfile</text:p>
        </text:list-item>
      </text:list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8">root@ubuntu:/home/dani# <text:span text:style-name="T5">cat Dockerfile</text:span></text:p>
            <text:p text:style-name="P8"/>
            <text:p text:style-name="P36">FROM debian</text:p>
            <text:p text:style-name="P36">MAINTAINER Daniel Bascon Arenas "bascon1991@hotmail.es"</text:p>
            <text:p text:style-name="P36"/>
            <text:p text:style-name="P36">RUN \</text:p>
            <text:p text:style-name="P36"><text:s text:c="8"/>apt-get update &amp;&amp; \</text:p>
            <text:p text:style-name="P36"><text:s text:c="8"/>apt-get install -y nginx &amp;&amp; \</text:p>
            <text:p text:style-name="P36"><text:s text:c="8"/>apt-get clean &amp;&amp; \</text:p>
            <text:p text:style-name="P36"><text:s text:c="8"/>rm -rf /var/lib/apt/lists/* &amp;&amp; \</text:p>
            <text:p text:style-name="P36"><text:s text:c="8"/>rm -r /etc/nginx/sites-available/default /etc/nginx/sites-enabled/default</text:p>
            <text:p text:style-name="P36"/>
            <text:p text:style-name="P36">ADD index.html /home/index.html</text:p>
            <text:p text:style-name="P36">ADD run.sh /home/run.sh</text:p>
            <text:p text:style-name="P36">RUN chmod +x /home/run.sh</text:p>
            <text:p text:style-name="P36"/>
            <text:p text:style-name="P36"/>
            <text:p text:style-name="P36">EXPOSE 80</text:p>
            <text:p text:style-name="P20">CMD ["/home/run.sh"]</text:p>
          </table:table-cell>
        </table:table-row>
      </table:table>
      <text:p text:style-name="P5"/>
      <text:p text:style-name="P5"/>
      <text:list xml:id="list2205043294390047682" text:style-name="L48">
        <text:list-item>
          <text:p text:style-name="P46"><text:span text:style-name="T7">nano</text:span><text:span text:style-name="T8"> </text:span><text:span text:style-name="T9">run</text:span><text:span text:style-name="T8">.sh:</text:span></text:p>
        </text:list-item>
      </text:list>
      <text:p text:style-name="P5"/>
      <text:p text:style-name="P5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8">root@ubuntu:/home/dani# <text:span text:style-name="T5">cat run.sh</text:span></text:p>
            <text:p text:style-name="P21"/>
            <text:p text:style-name="P36">#!/bin/bash</text:p>
            <text:p text:style-name="P36"/>
            <text:p text:style-name="P36">set -e</text:p>
            <text:p text:style-name="P36"/>
            <text:p text:style-name="P36">NGINX_SERVER_NAME=${NGINX_SERVER_NAME:-""}</text:p>
            <text:p text:style-name="P36">NGINX_DOCUMENTROOT=${NGINX_DOCUMENTROOT:-""}</text:p>
            <text:p text:style-name="P36"/>
            <text:p text:style-name="P36">if [[ $NGINX_DOCUMENTROOT = "" ]] ;then</text:p>
            <text:p text:style-name="P36"><text:s text:c="8"/>NGINX_DOCUMENTROOT="/var/www/html"</text:p>
            <text:p text:style-name="P36">fi</text:p>
            <text:p text:style-name="P36"/>
            <text:p text:style-name="P36"/>
            <text:p text:style-name="P36"/>
            <text:p text:style-name="P36">echo "server {</text:p>
            <text:p text:style-name="P36"><text:s text:c="8"/>listen 80;</text:p>
            <text:p text:style-name="P36"><text:s text:c="8"/>listen [::]:80;</text:p>
            <text:p text:style-name="P36"><text:soft-page-break/></text:p>
            <text:p text:style-name="P36"><text:s text:c="8"/>root $NGINX_DOCUMENTROOT;</text:p>
            <text:p text:style-name="P36"><text:s text:c="8"/>index index.html index.php;</text:p>
            <text:p text:style-name="P36"><text:s text:c="8"/>server_name $NGINX_SERVER_NAME;</text:p>
            <text:p text:style-name="P36">}" &gt; /etc/nginx/sites-available/default</text:p>
            <text:p text:style-name="P36"/>
            <text:p text:style-name="P36"/>
            <text:p text:style-name="P36">ln -s /etc/nginx/sites-available/default /etc/nginx/sites-enabled/</text:p>
            <text:p text:style-name="P36"/>
            <text:p text:style-name="P36">if [[ ! -d $NGINX_DOCUMENTROOT ]] ;then</text:p>
            <text:p text:style-name="P36"><text:s text:c="8"/>mkdir -p $NGINX_DOCUMENTROOT</text:p>
            <text:p text:style-name="P36">fi</text:p>
            <text:p text:style-name="P36"/>
            <text:p text:style-name="P36">cp /home/index.html $NGINX_DOCUMENTROOT</text:p>
            <text:p text:style-name="P36">chown -R www-data:www-data $NGINX_DOCUMENTROOT</text:p>
            <text:p text:style-name="P36"/>
            <text:p text:style-name="P20">exec /usr/sbin/nginx -g 'daemon off;'</text:p>
          </table:table-cell>
        </table:table-row>
      </table:table>
      <text:p text:style-name="P22"/>
      <text:list xml:id="list5991503332345782295" text:style-name="L31">
        <text:list-item>
          <text:p text:style-name="P23">docker build -t apache-prueba:2 .</text:p>
        </text:list-item>
      </text:list>
      <text:list xml:id="list6728545513355440609" text:style-name="L32">
        <text:list-item>
          <text:p text:style-name="P19"><text:s/>docker run -d -p 81:80 --env NGINX_SERVER_NAME=www-bascon-nginx.org --env NGINX_DOCUMENTROOT=/srv/dani --name maq1 nginx-prueba:2</text:p>
        </text:list-item>
      </text:list>
      <text:p text:style-name="P8"/>
      <text:p text:style-name="P5"/>
      <text:p text:style-name="P5"/>
      <text:p text:style-name="P16"><text:span text:style-name="T15">9. </text:span>Creación de contenedor con volumen</text:p>
      <text:list xml:id="list2022886741149973266" text:style-name="L49">
        <text:list-item>
          <text:p text:style-name="P47"><text:span text:style-name="T11">docker run -it --name maq1 -v vol:/prueba debian:jessie /bin/bash</text:span></text:p>
          <text:list>
            <text:list-item>
              <text:p text:style-name="P48"><text:span text:style-name="T11">t</text:span><text:span text:style-name="T10">ouch prueba/fichero</text:span></text:p>
            </text:list-item>
          </text:list>
        </text:list-item>
        <text:list-item>
          <text:p text:style-name="P44"><text:span text:style-name="T14">docker run -it --name maq2 -v vol:/prueba debian:jessie ls /prueba</text:span></text:p>
        </text:list-item>
      </text:list>
      <text:p text:style-name="P25"/>
      <text:p text:style-name="P24"/>
      <text:p text:style-name="P24"/>
      <text:p text:style-name="P16"><text:span text:style-name="T15">10. </text:span>Creación de contenedor con link</text:p>
      <text:list xml:id="list8545067040384775828" text:style-name="L50">
        <text:list-item>
          <text:p text:style-name="P13"><text:span text:style-name="T5">docker run -it --name maq1 debian:jessie <text:s/>/bin/bash</text:span></text:p>
        </text:list-item>
        <text:list-item>
          <text:p text:style-name="P13"><text:span text:style-name="T5">docker run -it --name maq2 --link maq1:maq1 debian:jessie <text:s/>/bin/bash</text:span></text:p>
        </text:list-item>
        <text:list-item>
          <text:p text:style-name="P13"><text:span text:style-name="T5">docker run -it --name maq3 debian:jessie <text:s/>/bin/bash</text:span></text:p>
        </text:list-item>
      </text:list>
      <text:p text:style-name="P1"/>
      <text:p text:style-name="P5"/>
      <text:p text:style-name="P29">11. <text:span text:style-name="T16">Docker-Compose</text:span></text:p>
      <text:list xml:id="list8176236501587336542" text:style-name="L37">
        <text:list-item>
          <text:p text:style-name="P38">docker run -d --name servidor danibascon/proftpd</text:p>
        </text:list-item>
        <text:list-item>
          <text:p text:style-name="P38">docker run -d -p 21:21 -p 22:22 -p 81:80 --name servidor_apache --link servidor:servidor danibascon/apache2:1</text:p>
        </text:list-item>
      </text:list>
      <text:p text:style-name="P39"><text:s text:c="2"/></text:p>
      <text:p text:style-name="P43">fichero:</text:p>
      <text:list xml:id="list7726156795056818640" text:style-name="L38">
        <text:list-item>
          <text:p text:style-name="P40">nano docker-compose.yml </text:p>
        </text:list-item>
      </text:list>
      <text:p text:style-name="P37"/>
      <text:p text:style-name="P6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41"><text:span text:style-name="T12">servidor</text:span>:</text:p>
            <text:p text:style-name="P41"><text:soft-page-break/><text:s text:c="3"/>image: <text:span text:style-name="T12">danibascon/proftpd</text:span></text:p>
            <text:p text:style-name="P41"><text:s text:c="3"/>environment:</text:p>
            <text:p text:style-name="P41"><text:s text:c="6"/><text:span text:style-name="T12">USER</text:span>: <text:span text:style-name="T12">usuario</text:span></text:p>
            <text:p text:style-name="P41"><text:s text:c="6"/><text:span text:style-name="T12">PASS: contra</text:span></text:p>
            <text:p text:style-name="P41"><text:s text:c="3"/>volumes:</text:p>
            <text:p text:style-name="P41"><text:s text:c="5"/>- bookmedik:/var/<text:span text:style-name="T12">www</text:span>/<text:span text:style-name="T12">html/usuario</text:span></text:p>
            <text:p text:style-name="P41"/>
            <text:p text:style-name="P41"><text:span text:style-name="T12">servidor_apache</text:span>:</text:p>
            <text:p text:style-name="P41"><text:s text:c="3"/>image: <text:s/><text:span text:style-name="T12">danibascon/apache2:1</text:span></text:p>
            <text:p text:style-name="P41"><text:s text:c="3"/>links: </text:p>
            <text:p text:style-name="P41"><text:s text:c="6"/>- <text:span text:style-name="T12">servidor</text:span></text:p>
            <text:p text:style-name="P41"><text:s text:c="3"/>ports:</text:p>
            <text:p text:style-name="P41"><text:s text:c="6"/>- "8<text:span text:style-name="T12">1</text:span>:80"</text:p>
            <text:p text:style-name="P41"><text:s text:c="6"/>- "<text:span text:style-name="T12">21:21</text:span>"</text:p>
            <text:p text:style-name="P26"><text:s text:c="6"/>- "<text:span text:style-name="T12">22</text:span>:<text:span text:style-name="T12">22</text:span>"</text:p>
          </table:table-cell>
        </table:table-row>
      </table:table>
      <text:p text:style-name="P5"/>
      <text:p text:style-name="P2"/>
      <text:list xml:id="list6809000457685675673" text:style-name="L39">
        <text:list-item>
          <text:p text:style-name="P3">docker-compose up -d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801cm" fo:margin-right="0cm" fo:margin-top="0.423cm" fo:margin-bottom="0.212cm" loext:contextual-spacing="false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00:11:51.242222989</meta:creation-date>
    <dc:date>2018-06-18T00:33:45.233572479</dc:date>
    <meta:editing-duration>PT11M21S</meta:editing-duration>
    <meta:editing-cycles>2</meta:editing-cycles>
    <meta:generator>LibreOffice/5.1.6.2$Linux_X86_64 LibreOffice_project/10m0$Build-2</meta:generator>
    <meta:document-statistic meta:table-count="4" meta:image-count="0" meta:object-count="0" meta:page-count="4" meta:paragraph-count="95" meta:word-count="391" meta:character-count="2977" meta:non-whitespace-character-count="2534"/>
  </office:meta>
</office:document-meta>
</file>